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ienna_inferenc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52937424182892" calcext:value-type="float">
            <text:p>0.952937424182892</text:p>
          </table:table-cell>
          <table:table-cell table:number-columns-repeated="2" office:value-type="float" office:value="0.939926266670227" calcext:value-type="float">
            <text:p>0.939926266670227</text:p>
          </table:table-cell>
          <table:table-cell office:value-type="float" office:value="0.865891575813294" calcext:value-type="float">
            <text:p>0.865891575813294</text:p>
          </table:table-cell>
          <table:table-cell office:value-type="float" office:value="0.856453597545624" calcext:value-type="float">
            <text:p>0.856453597545624</text:p>
          </table:table-cell>
        </table:table-row>
        <table:table-row table:style-name="ro1">
          <table:table-cell office:value-type="string" calcext:value-type="string">
            <text:p>iou</text:p>
          </table:table-cell>
          <table:table-cell office:value-type="float" office:value="0.795016909103758" calcext:value-type="float">
            <text:p>0.795016909103758</text:p>
          </table:table-cell>
          <table:table-cell table:number-columns-repeated="2" office:value-type="float" office:value="0.743876673956172" calcext:value-type="float">
            <text:p>0.743876673956172</text:p>
          </table:table-cell>
          <table:table-cell office:value-type="float" office:value="0.544090416828365" calcext:value-type="float">
            <text:p>0.544090416828365</text:p>
          </table:table-cell>
          <table:table-cell office:value-type="float" office:value="0.495189352866045" calcext:value-type="float">
            <text:p>0.49518935286604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95315485436258" calcext:value-type="float">
            <text:p>0.895315485436258</text:p>
          </table:table-cell>
          <table:table-cell table:number-columns-repeated="2" office:value-type="float" office:value="0.85755290086897" calcext:value-type="float">
            <text:p>0.85755290086897</text:p>
          </table:table-cell>
          <table:table-cell office:value-type="float" office:value="0.726022666587264" calcext:value-type="float">
            <text:p>0.726022666587264</text:p>
          </table:table-cell>
          <table:table-cell office:value-type="float" office:value="0.760711207834555" calcext:value-type="float">
            <text:p>0.760711207834555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4839505552787" calcext:value-type="float">
            <text:p>0.874839505552787</text:p>
          </table:table-cell>
          <table:table-cell table:number-columns-repeated="2" office:value-type="float" office:value="0.844616148978985" calcext:value-type="float">
            <text:p>0.844616148978985</text:p>
          </table:table-cell>
          <table:table-cell office:value-type="float" office:value="0.670167970797779" calcext:value-type="float">
            <text:p>0.670167970797779</text:p>
          </table:table-cell>
          <table:table-cell office:value-type="float" office:value="0.583806203187594" calcext:value-type="float">
            <text:p>0.583806203187594</text:p>
          </table:table-cell>
        </table:table-row>
      </table:table>
      <table:table table:name="austin_inferenc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0.9704949259758" calcext:value-type="float">
            <text:p>0.9704949259758</text:p>
          </table:table-cell>
          <table:table-cell office:value-type="float" office:value="0.958875894546509" calcext:value-type="float">
            <text:p>0.958875894546509</text:p>
          </table:table-cell>
          <table:table-cell office:value-type="float" office:value="0.95889276266098" calcext:value-type="float">
            <text:p>0.95889276266098</text:p>
          </table:table-cell>
          <table:table-cell office:value-type="float" office:value="0.907210648059845" calcext:value-type="float">
            <text:p>0.907210648059845</text:p>
          </table:table-cell>
          <table:table-cell office:value-type="float" office:value="0.904219627380371" calcext:value-type="float">
            <text:p>0.904219627380371</text:p>
          </table:table-cell>
        </table:table-row>
        <table:table-row table:style-name="ro1">
          <table:table-cell office:value-type="string" calcext:value-type="string">
            <text:p>iou</text:p>
          </table:table-cell>
          <table:table-cell office:value-type="float" office:value="0.804947020621836" calcext:value-type="float">
            <text:p>0.804947020621836</text:p>
          </table:table-cell>
          <table:table-cell office:value-type="float" office:value="0.737672535439643" calcext:value-type="float">
            <text:p>0.737672535439643</text:p>
          </table:table-cell>
          <table:table-cell office:value-type="float" office:value="0.737796491915137" calcext:value-type="float">
            <text:p>0.737796491915137</text:p>
          </table:table-cell>
          <table:table-cell office:value-type="float" office:value="0.407317055492385" calcext:value-type="float">
            <text:p>0.407317055492385</text:p>
          </table:table-cell>
          <table:table-cell office:value-type="float" office:value="0.426284380812644" calcext:value-type="float">
            <text:p>0.42628438081264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89294515739784" calcext:value-type="float">
            <text:p>0.89294515739784</text:p>
          </table:table-cell>
          <table:table-cell office:value-type="float" office:value="0.862539922852578" calcext:value-type="float">
            <text:p>0.862539922852578</text:p>
          </table:table-cell>
          <table:table-cell office:value-type="float" office:value="0.862607050876682" calcext:value-type="float">
            <text:p>0.862607050876682</text:p>
          </table:table-cell>
          <table:table-cell office:value-type="float" office:value="0.791227148289257" calcext:value-type="float">
            <text:p>0.791227148289257</text:p>
          </table:table-cell>
          <table:table-cell office:value-type="float" office:value="0.771345840948107" calcext:value-type="float">
            <text:p>0.771345840948107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float" office:value="0.889753054544368" calcext:value-type="float">
            <text:p>0.889753054544368</text:p>
          </table:table-cell>
          <table:table-cell office:value-type="float" office:value="0.835734928119307" calcext:value-type="float">
            <text:p>0.835734928119307</text:p>
          </table:table-cell>
          <table:table-cell office:value-type="float" office:value="0.835815885719231" calcext:value-type="float">
            <text:p>0.835815885719231</text:p>
          </table:table-cell>
          <table:table-cell office:value-type="float" office:value="0.463712014850942" calcext:value-type="float">
            <text:p>0.463712014850942</text:p>
          </table:table-cell>
          <table:table-cell office:value-type="float" office:value="0.507756279994717" calcext:value-type="float">
            <text:p>0.507756279994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6:55:00.163542921</meta:creation-date>
    <dc:date>2023-02-02T17:22:57.862394810</dc:date>
    <meta:editing-duration>P1DT27M58S</meta:editing-duration>
    <meta:editing-cycles>2</meta:editing-cycles>
    <meta:generator>LibreOffice/7.4.1.2$Linux_X86_64 LibreOffice_project/40$Build-2</meta:generator>
    <meta:document-statistic meta:table-count="2" meta:cell-count="60" meta:object-count="0"/>
  </office:meta>
</office:document-meta>
</file>